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7cm" fo:min-width="3.166cm"/>
    </style:style>
    <style:style style:name="gr2" style:family="graphic" style:parent-style-name="standard">
      <style:graphic-properties draw:textarea-horizontal-align="justify" draw:textarea-vertical-align="middle" draw:auto-grow-height="false" fo:min-height="1.274cm" fo:min-width="2.282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4.326cm"/>
    </style:style>
    <style:style style:name="gr4" style:family="graphic" style:parent-style-name="standard">
      <style:graphic-properties draw:textarea-horizontal-align="justify" draw:textarea-vertical-align="middle" draw:auto-grow-height="false" fo:min-height="1.148cm" fo:min-width="3.162cm"/>
    </style:style>
    <style:style style:name="gr5" style:family="graphic" style:parent-style-name="standard">
      <style:graphic-properties draw:textarea-horizontal-align="justify" draw:textarea-vertical-align="middle" draw:auto-grow-height="false" fo:min-height="1.148cm" fo:min-width="2.205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3.747cm"/>
    </style:style>
    <style:style style:name="gr7" style:family="graphic" style:parent-style-name="standard">
      <style:graphic-properties draw:textarea-horizontal-align="justify" draw:textarea-vertical-align="middle" draw:auto-grow-height="false" fo:min-height="1.211cm" fo:min-width="1.343cm"/>
    </style:style>
    <style:style style:name="gr8" style:family="graphic" style:parent-style-name="standard">
      <style:graphic-properties draw:textarea-horizontal-align="justify" draw:textarea-vertical-align="middle" draw:auto-grow-height="false" fo:min-height="1.146cm" fo:min-width="4.81cm"/>
    </style:style>
    <style:style style:name="gr9" style:family="graphic" style:parent-style-name="standard">
      <style:graphic-properties draw:textarea-horizontal-align="justify" draw:textarea-vertical-align="middle" draw:auto-grow-height="false" fo:min-height="1.147cm" fo:min-width="3.84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1cm" fo:min-width="3.054cm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2.823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1.397cm" svg:x="5.114cm" svg:y="1.635cm">
          <text:p text:style-name="P1"><text:span text:style-name="T1">Start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4.572cm" svg:height="1.524cm" svg:x="4.871cm" svg:y="4.286cm">
          <text:p text:style-name="P1"><text:span text:style-name="T1">Welcome</text:span></text:p>
          <text:p text:style-name="P1"><text:span text:style-name="T1">message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3" draw:text-style-name="P1" xml:id="id3" draw:id="id3" draw:layer="layout" svg:width="4.826cm" svg:height="1.397cm" svg:x="4.755cm" svg:y="7.064cm">
          <text:p text:style-name="P1"><text:span text:style-name="T1">degreeplan = [ 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1" xml:id="id4" draw:id="id4" draw:layer="layout" svg:width="6.02cm" svg:height="1.397cm" svg:x="4.17cm" svg:y="9.716cm">
          <text:p text:style-name="P1"><text:span text:style-name="T1">getCoursesTaken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5" draw:text-style-name="P1" xml:id="id5" draw:id="id5" draw:layer="layout" svg:width="4.445cm" svg:height="1.397cm" svg:x="4.937cm" svg:y="12.557cm">
          <text:p text:style-name="P1"><text:span text:style-name="T1">getTerm</text:span></text:p>
          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
        </draw:custom-shape>
        <draw:custom-shape draw:style-name="gr6" draw:text-style-name="P1" xml:id="id6" draw:id="id6" draw:layer="layout" svg:width="4.247cm" svg:height="1.397cm" svg:x="4.99cm" svg:y="15.019cm">
          <text:p text:style-name="P1"><text:span text:style-name="T1">getChoic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7" draw:text-style-name="P1" xml:id="id7" draw:id="id7" draw:layer="layout" svg:width="3.683cm" svg:height="2.921cm" svg:x="5.261cm" svg:y="17.671cm">
          <text:p text:style-name="P1"><text:span text:style-name="T1">choices</text:span></text:p>
          <text:p text:style-name="P1"><text:span text:style-name="T1">empty?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8" draw:text-style-name="P1" xml:id="id8" draw:id="id8" draw:layer="layout" svg:width="5.31cm" svg:height="1.396cm" svg:x="4.436cm" svg:y="21.845cm">
          <text:p text:style-name="P1"><text:span text:style-name="T1">chooseCourse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9" draw:text-style-name="P1" xml:id="id9" draw:id="id9" draw:layer="layout" svg:width="4.342cm" svg:height="1.397cm" svg:x="4.964cm" svg:y="24.495cm">
          <text:p text:style-name="P1"><text:span text:style-name="T1">incT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svg:x1="7.146cm" svg:y1="3.032cm" svg:x2="7.157cm" svg:y2="4.286cm" draw:start-shape="id1" draw:start-glue-point="6" draw:end-shape="id2" draw:end-glue-point="5" svg:d="M7146 3032v627h11v627" svg:viewBox="0 0 12 1255">
          <text:p/>
        </draw:connector>
        <draw:connector draw:style-name="gr10" draw:text-style-name="P2" draw:layer="layout" svg:x1="7.157cm" svg:y1="5.81cm" svg:x2="7.168cm" svg:y2="7.064cm" draw:start-shape="id2" draw:start-glue-point="8" draw:end-shape="id3" draw:end-glue-point="4" svg:d="M7157 5810v627h11v627" svg:viewBox="0 0 12 1255">
          <text:p/>
        </draw:connector>
        <draw:connector draw:style-name="gr10" draw:text-style-name="P2" draw:layer="layout" svg:x1="7.168cm" svg:y1="8.461cm" svg:x2="7.18cm" svg:y2="9.716cm" draw:start-shape="id3" draw:start-glue-point="6" draw:end-shape="id4" draw:end-glue-point="5" svg:d="M7168 8461v627h12v628" svg:viewBox="0 0 13 1256">
          <text:p/>
        </draw:connector>
        <draw:connector draw:style-name="gr10" draw:text-style-name="P2" draw:layer="layout" svg:x1="7.18cm" svg:y1="11.113cm" svg:x2="7.16cm" svg:y2="12.557cm" draw:start-shape="id4" draw:start-glue-point="8" draw:end-shape="id5" draw:end-glue-point="5" svg:d="M7180 11113v722h-20v722" svg:viewBox="0 0 21 1445">
          <text:p/>
        </draw:connector>
        <draw:connector draw:style-name="gr10" draw:text-style-name="P2" draw:layer="layout" svg:x1="7.16cm" svg:y1="13.954cm" svg:x2="7.114cm" svg:y2="15.019cm" draw:start-shape="id5" draw:start-glue-point="8" draw:end-shape="id6" draw:end-glue-point="4" svg:d="M7160 13954v532h-46v533" svg:viewBox="0 0 47 1066">
          <text:p/>
        </draw:connector>
        <draw:connector draw:style-name="gr10" draw:text-style-name="P2" draw:layer="layout" svg:x1="7.114cm" svg:y1="16.416cm" svg:x2="7.102cm" svg:y2="17.671cm" draw:start-shape="id6" draw:start-glue-point="6" draw:end-shape="id7" draw:end-glue-point="4" svg:d="M7114 16416v627h-12v628" svg:viewBox="0 0 13 1256">
          <text:p/>
        </draw:connector>
        <draw:connector draw:style-name="gr10" draw:text-style-name="P2" draw:layer="layout" svg:x1="7.102cm" svg:y1="20.592cm" svg:x2="7.091cm" svg:y2="21.845cm" draw:start-shape="id7" draw:start-glue-point="6" draw:end-shape="id8" draw:end-glue-point="4" svg:d="M7102 20592v627h-11v626" svg:viewBox="0 0 12 1254">
          <text:p/>
        </draw:connector>
        <draw:connector draw:style-name="gr10" draw:text-style-name="P2" draw:layer="layout" svg:x1="7.091cm" svg:y1="23.241cm" svg:x2="7.135cm" svg:y2="24.495cm" draw:start-shape="id8" draw:start-glue-point="6" draw:end-shape="id9" draw:end-glue-point="4" svg:d="M7091 23241v627h44v627" svg:viewBox="0 0 45 1255">
          <text:p/>
        </draw:connector>
        <draw:custom-shape draw:style-name="gr11" draw:text-style-name="P1" xml:id="id10" draw:id="id10" draw:layer="layout" svg:width="5.842cm" svg:height="1.27cm" svg:x="11.668cm" svg:y="18.537cm">
          <text:p text:style-name="P1"><text:span text:style-name="T1">print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2" draw:text-style-name="P1" xml:id="id11" draw:id="id11" draw:layer="layout" svg:width="5.461cm" svg:height="1.27cm" svg:x="11.849cm" svg:y="20.696cm">
          <text:p text:style-name="P3"><text:span text:style-name="T1">save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2" draw:id="id12" draw:layer="layout" svg:width="4.064cm" svg:height="1.397cm" svg:x="12.557cm" svg:y="22.855cm">
          <text:p text:style-name="P1"><text:span text:style-name="T1">End</text:span>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onnector draw:style-name="gr10" draw:text-style-name="P2" draw:layer="layout" svg:x1="8.944cm" svg:y1="19.132cm" svg:x2="12.252cm" svg:y2="19.172cm" draw:start-shape="id7" draw:start-glue-point="7" draw:end-shape="id10" draw:end-glue-point="6" svg:d="M8944 19132h1362v40h1946" svg:viewBox="0 0 3309 41">
          <text:p/>
        </draw:connector>
        <draw:connector draw:style-name="gr10" draw:text-style-name="P2" draw:layer="layout" svg:x1="14.589cm" svg:y1="19.807cm" svg:x2="14.58cm" svg:y2="20.696cm" draw:start-shape="id10" draw:start-glue-point="8" draw:end-shape="id11" draw:end-glue-point="5" svg:d="M14589 19807v445h-9v444" svg:viewBox="0 0 10 890">
          <text:p/>
        </draw:connector>
        <draw:connector draw:style-name="gr10" draw:text-style-name="P2" draw:layer="layout" svg:x1="14.58cm" svg:y1="21.966cm" svg:x2="14.589cm" svg:y2="22.855cm" draw:start-shape="id11" draw:start-glue-point="8" draw:end-shape="id12" draw:end-glue-point="4" svg:d="M14580 21966v445h9v444" svg:viewBox="0 0 10 890">
          <text:p/>
        </draw:connector>
        <draw:connector draw:style-name="gr10" draw:text-style-name="P2" draw:layer="layout" draw:line-skew="0cm -1.812cm" svg:x1="7.135cm" svg:y1="25.892cm" svg:x2="4.99cm" svg:y2="15.718cm" draw:start-shape="id9" draw:start-glue-point="6" draw:end-shape="id6" draw:end-glue-point="5" svg:d="M7135 25892v501h-4484v-10675h2339" svg:viewBox="0 0 4485 106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Gainey</meta:initial-creator>
    <meta:creation-date>2017-11-21T00:12:16.990045900</meta:creation-date>
    <dc:date>2017-11-21T00:40:43.432190488</dc:date>
    <dc:creator>Michael Gainey</dc:creator>
    <meta:editing-duration>PT7M23S</meta:editing-duration>
    <meta:editing-cycles>2</meta:editing-cycles>
    <meta:generator>LibreOffice/5.1.6.2$Linux_X86_64 LibreOffice_project/10m0$Build-2</meta:generator>
    <meta:document-statistic meta:object-count="24"/>
  </office:meta>
</office:document-meta>
</file>